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25-01-0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24-02-1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23-01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22-01-1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21-01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20-01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9-01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6-12-29 19:1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5-12-22 22:3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3-01-04 15:0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2-01-04 14:3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10-12-21 17:3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9-12-21 16:1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9-01-07 16:06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8-01-03 21:4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7-01-16 18:25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6-01-07 15:0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5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5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4-12-28 19:4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4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4-01-06 16:1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2-12-31 21:06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2-01-03 15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1-01-0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2000-01-03 18:1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9-01-04 19:29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8-01-06 17:5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44100130001</text:p>
          </table:table-cell>
          <table:table-cell office:value-type="string" calcext:value-type="string">
            <text:p>1984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